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d519"/>
    </style:style>
    <style:style style:name="P2" style:family="paragraph" style:parent-style-name="Text_20_body" style:list-style-name="L1">
      <style:text-properties officeooo:paragraph-rsid="000beeab"/>
    </style:style>
    <style:style style:name="P3" style:family="paragraph" style:parent-style-name="Text_20_body" style:list-style-name="L1">
      <style:text-properties fo:language="en" fo:country="US" officeooo:rsid="000beeab" officeooo:paragraph-rsid="000beeab"/>
    </style:style>
    <style:style style:name="P4" style:family="paragraph" style:parent-style-name="Text_20_body" style:list-style-name="L2">
      <style:text-properties fo:language="en" fo:country="US" officeooo:rsid="000beeab" officeooo:paragraph-rsid="000beeab"/>
    </style:style>
    <style:style style:name="P5" style:family="paragraph" style:parent-style-name="Text_20_body" style:list-style-name="L1">
      <style:text-properties fo:language="en" fo:country="US" officeooo:rsid="000f145c" officeooo:paragraph-rsid="000f145c"/>
    </style:style>
    <style:style style:name="P6" style:family="paragraph" style:parent-style-name="Text_20_body" style:list-style-name="L2">
      <style:text-properties fo:language="en" fo:country="US" officeooo:rsid="000bf67f" officeooo:paragraph-rsid="000bf67f"/>
    </style:style>
    <style:style style:name="P7" style:family="paragraph" style:parent-style-name="Text_20_body" style:list-style-name="L2">
      <style:text-properties fo:language="en" fo:country="US" officeooo:rsid="000cda08" officeooo:paragraph-rsid="000cda08"/>
    </style:style>
    <style:style style:name="P8" style:family="paragraph" style:parent-style-name="Text_20_body" style:list-style-name="L4">
      <style:text-properties fo:language="en" fo:country="US" officeooo:rsid="0018f970" officeooo:paragraph-rsid="0018f970"/>
    </style:style>
    <style:style style:name="P9" style:family="paragraph" style:parent-style-name="Text_20_body" style:list-style-name="L4">
      <style:text-properties fo:language="en" fo:country="US" officeooo:rsid="001af1d1" officeooo:paragraph-rsid="001af1d1"/>
    </style:style>
    <style:style style:name="P10" style:family="paragraph" style:parent-style-name="Text_20_body" style:list-style-name="L4">
      <style:text-properties fo:language="en" fo:country="US" officeooo:rsid="001af3bf" officeooo:paragraph-rsid="001af3bf"/>
    </style:style>
    <style:style style:name="P11" style:family="paragraph" style:parent-style-name="Text_20_body" style:list-style-name="L4">
      <style:text-properties fo:language="en" fo:country="US" officeooo:rsid="001f453d" officeooo:paragraph-rsid="001f453d"/>
    </style:style>
    <style:style style:name="P12" style:family="paragraph" style:parent-style-name="Text_20_body">
      <style:text-properties fo:language="en" fo:country="US" officeooo:rsid="0026e1f7" officeooo:paragraph-rsid="00251a13"/>
    </style:style>
    <style:style style:name="P13" style:family="paragraph" style:parent-style-name="Text_20_body">
      <style:text-properties fo:language="en" fo:country="US" officeooo:rsid="0028e5fc" officeooo:paragraph-rsid="0028e5fc"/>
    </style:style>
    <style:style style:name="P14" style:family="paragraph" style:parent-style-name="Text_20_body" style:list-style-name="L2">
      <style:text-properties officeooo:paragraph-rsid="000beeab"/>
    </style:style>
    <style:style style:name="P15" style:family="paragraph" style:parent-style-name="Text_20_body" style:list-style-name="L2">
      <style:text-properties officeooo:paragraph-rsid="00213475"/>
    </style:style>
    <style:style style:name="P16" style:family="paragraph" style:parent-style-name="Text_20_body" style:list-style-name="L2">
      <style:text-properties officeooo:paragraph-rsid="000bf67f"/>
    </style:style>
    <style:style style:name="P17" style:family="paragraph" style:parent-style-name="Text_20_body" style:list-style-name="L2">
      <style:text-properties fo:color="#ff0000" fo:font-size="10.5pt" officeooo:rsid="000bf67f" officeooo:paragraph-rsid="000bf67f" style:font-size-asian="10.5pt" style:font-size-complex="10.5pt"/>
    </style:style>
    <style:style style:name="P18" style:family="paragraph" style:parent-style-name="Text_20_body" style:list-style-name="L3">
      <style:text-properties officeooo:paragraph-rsid="000ed57c"/>
    </style:style>
    <style:style style:name="P19" style:family="paragraph" style:parent-style-name="Text_20_body" style:list-style-name="L4">
      <style:text-properties officeooo:paragraph-rsid="000fc76b"/>
    </style:style>
    <style:style style:name="P20" style:family="paragraph" style:parent-style-name="Text_20_body" style:list-style-name="L4">
      <style:text-properties officeooo:paragraph-rsid="0010466a"/>
    </style:style>
    <style:style style:name="P21" style:family="paragraph" style:parent-style-name="Text_20_body" style:list-style-name="L4">
      <style:text-properties officeooo:paragraph-rsid="00119807"/>
    </style:style>
    <style:style style:name="P22" style:family="paragraph" style:parent-style-name="Text_20_body" style:list-style-name="L4">
      <style:text-properties officeooo:paragraph-rsid="00123774"/>
    </style:style>
    <style:style style:name="P23" style:family="paragraph" style:parent-style-name="Text_20_body" style:list-style-name="L4">
      <style:text-properties officeooo:paragraph-rsid="0012f26f"/>
    </style:style>
    <style:style style:name="P24" style:family="paragraph" style:parent-style-name="Text_20_body" style:list-style-name="L4">
      <style:text-properties officeooo:paragraph-rsid="00148901"/>
    </style:style>
    <style:style style:name="P25" style:family="paragraph" style:parent-style-name="Text_20_body" style:list-style-name="L4">
      <style:text-properties officeooo:paragraph-rsid="0015f23c"/>
    </style:style>
    <style:style style:name="P26" style:family="paragraph" style:parent-style-name="Text_20_body" style:list-style-name="L4">
      <style:text-properties officeooo:paragraph-rsid="001c4471"/>
    </style:style>
    <style:style style:name="P27" style:family="paragraph" style:parent-style-name="Text_20_body" style:list-style-name="L4">
      <style:text-properties officeooo:paragraph-rsid="001d15e4"/>
    </style:style>
    <style:style style:name="P28" style:family="paragraph" style:parent-style-name="Text_20_body" style:list-style-name="L4">
      <style:text-properties officeooo:paragraph-rsid="001ee5d7"/>
    </style:style>
    <style:style style:name="P29" style:family="paragraph" style:parent-style-name="Text_20_body" style:list-style-name="L4">
      <style:text-properties officeooo:paragraph-rsid="001f453d"/>
    </style:style>
    <style:style style:name="P30" style:family="paragraph" style:parent-style-name="Text_20_body" style:list-style-name="L4">
      <style:text-properties officeooo:paragraph-rsid="0023a905"/>
    </style:style>
    <style:style style:name="P31" style:family="paragraph" style:parent-style-name="Text_20_body" style:list-style-name="L4">
      <style:text-properties officeooo:paragraph-rsid="00251a13"/>
    </style:style>
    <style:style style:name="P32" style:family="paragraph" style:parent-style-name="Heading_20_1">
      <style:text-properties fo:language="en" fo:country="US" officeooo:rsid="000a221d" officeooo:paragraph-rsid="000a221d"/>
    </style:style>
    <style:style style:name="P33" style:family="paragraph" style:parent-style-name="Heading_20_3">
      <style:text-properties fo:language="en" fo:country="US" officeooo:rsid="000ad519" officeooo:paragraph-rsid="000ad519"/>
    </style:style>
    <style:style style:name="P34" style:family="paragraph" style:parent-style-name="Heading_20_3">
      <style:text-properties fo:language="en" fo:country="US" officeooo:rsid="000beeab" officeooo:paragraph-rsid="000beeab"/>
    </style:style>
    <style:style style:name="P35" style:family="paragraph" style:parent-style-name="Heading_20_3">
      <style:text-properties fo:language="en" fo:country="US" officeooo:rsid="000ed57c" officeooo:paragraph-rsid="000ed57c"/>
    </style:style>
    <style:style style:name="P36" style:family="paragraph" style:parent-style-name="Heading_20_3">
      <style:text-properties fo:language="en" fo:country="US" officeooo:rsid="000fc76b" officeooo:paragraph-rsid="000fc76b"/>
    </style:style>
    <style:style style:name="T1" style:family="text">
      <style:text-properties fo:language="en" fo:country="US" officeooo:rsid="000ad519"/>
    </style:style>
    <style:style style:name="T2" style:family="text">
      <style:text-properties fo:language="en" fo:country="US" fo:font-weight="bold" officeooo:rsid="000ad519" style:font-weight-asian="bold" style:font-weight-complex="bold"/>
    </style:style>
    <style:style style:name="T3" style:family="text">
      <style:text-properties fo:language="en" fo:country="US" officeooo:rsid="000beeab"/>
    </style:style>
    <style:style style:name="T4" style:family="text">
      <style:text-properties fo:language="en" fo:country="US" officeooo:rsid="000bf67f"/>
    </style:style>
    <style:style style:name="T5" style:family="text">
      <style:text-properties fo:language="en" fo:country="US" officeooo:rsid="000ed57c"/>
    </style:style>
    <style:style style:name="T6" style:family="text">
      <style:text-properties fo:language="en" fo:country="US" officeooo:rsid="000f145c"/>
    </style:style>
    <style:style style:name="T7" style:family="text">
      <style:text-properties fo:language="en" fo:country="US" officeooo:rsid="000fc76b"/>
    </style:style>
    <style:style style:name="T8" style:family="text">
      <style:text-properties fo:language="en" fo:country="US" officeooo:rsid="0010466a"/>
    </style:style>
    <style:style style:name="T9" style:family="text">
      <style:text-properties fo:language="en" fo:country="US" officeooo:rsid="00119807"/>
    </style:style>
    <style:style style:name="T10" style:family="text">
      <style:text-properties fo:language="en" fo:country="US" officeooo:rsid="00123774"/>
    </style:style>
    <style:style style:name="T11" style:family="text">
      <style:text-properties fo:language="en" fo:country="US" officeooo:rsid="0012f26f"/>
    </style:style>
    <style:style style:name="T12" style:family="text">
      <style:text-properties fo:language="en" fo:country="US" officeooo:rsid="00148901"/>
    </style:style>
    <style:style style:name="T13" style:family="text">
      <style:text-properties fo:language="en" fo:country="US" officeooo:rsid="0015f23c"/>
    </style:style>
    <style:style style:name="T14" style:family="text">
      <style:text-properties fo:language="en" fo:country="US" officeooo:rsid="0017ac64"/>
    </style:style>
    <style:style style:name="T15" style:family="text">
      <style:text-properties fo:language="en" fo:country="US" officeooo:rsid="001c4471"/>
    </style:style>
    <style:style style:name="T16" style:family="text">
      <style:text-properties fo:language="en" fo:country="US" officeooo:rsid="001d15e4"/>
    </style:style>
    <style:style style:name="T17" style:family="text">
      <style:text-properties fo:language="en" fo:country="US" officeooo:rsid="001ee5d7"/>
    </style:style>
    <style:style style:name="T18" style:family="text">
      <style:text-properties fo:language="en" fo:country="US" officeooo:rsid="001f453d"/>
    </style:style>
    <style:style style:name="T19" style:family="text">
      <style:text-properties fo:language="en" fo:country="US" officeooo:rsid="00213475"/>
    </style:style>
    <style:style style:name="T20" style:family="text">
      <style:text-properties fo:language="en" fo:country="US" officeooo:rsid="0021db54"/>
    </style:style>
    <style:style style:name="T21" style:family="text">
      <style:text-properties fo:language="en" fo:country="US" officeooo:rsid="0023a905"/>
    </style:style>
    <style:style style:name="T22" style:family="text">
      <style:text-properties fo:language="en" fo:country="US" officeooo:rsid="00251a13"/>
    </style:style>
    <style:style style:name="T23" style:family="text">
      <style:text-properties fo:language="en" fo:country="US" officeooo:rsid="0026e1f7"/>
    </style:style>
    <style:style style:name="T24" style:family="text">
      <style:text-properties fo:color="#ff0000" fo:font-size="10pt" officeooo:rsid="000bf67f" style:font-size-asian="10pt" style:font-size-complex="10pt"/>
    </style:style>
    <style:style style:name="T25" style:family="text">
      <style:text-properties fo:color="#ff0000" fo:font-size="10.5pt" fo:language="en" fo:country="US" officeooo:rsid="000ed57c" style:font-size-asian="10.5pt" style:font-size-complex="10.5pt"/>
    </style:style>
    <style:style style:name="T26" style:family="text">
      <style:text-properties fo:color="#ff0000" fo:font-size="10.5pt" fo:language="en" fo:country="US" officeooo:rsid="000fc76b" style:font-size-asian="10.5pt" style:font-size-complex="10.5pt"/>
    </style:style>
    <style:style style:name="T27" style:family="text">
      <style:text-properties fo:color="#ff0000" fo:font-size="10.5pt" fo:language="en" fo:country="US" officeooo:rsid="0010466a" style:font-size-asian="10.5pt" style:font-size-complex="10.5pt"/>
    </style:style>
    <style:style style:name="T28" style:family="text">
      <style:text-properties fo:color="#ff0000" fo:font-size="10.5pt" fo:language="en" fo:country="US" officeooo:rsid="00119807" style:font-size-asian="10.5pt" style:font-size-complex="10.5pt"/>
    </style:style>
    <style:style style:name="T29" style:family="text">
      <style:text-properties fo:color="#ff0000" fo:font-size="10.5pt" fo:language="en" fo:country="US" officeooo:rsid="00123774" style:font-size-asian="10.5pt" style:font-size-complex="10.5pt"/>
    </style:style>
    <style:style style:name="T30" style:family="text">
      <style:text-properties fo:color="#ff0000" fo:font-size="10.5pt" fo:language="en" fo:country="US" officeooo:rsid="0012f26f" style:font-size-asian="10.5pt" style:font-size-complex="10.5pt"/>
    </style:style>
    <style:style style:name="T31" style:family="text">
      <style:text-properties fo:color="#ff0000" fo:font-size="10.5pt" fo:language="en" fo:country="US" officeooo:rsid="00148901" style:font-size-asian="10.5pt" style:font-size-complex="10.5pt"/>
    </style:style>
    <style:style style:name="T32" style:family="text">
      <style:text-properties fo:color="#ff0000" fo:font-size="10.5pt" fo:language="en" fo:country="US" officeooo:rsid="0015f23c" style:font-size-asian="10.5pt" style:font-size-complex="10.5pt"/>
    </style:style>
    <style:style style:name="T33" style:family="text">
      <style:text-properties fo:color="#ff0000" fo:font-size="10.5pt" fo:language="en" fo:country="US" officeooo:rsid="001c4471" style:font-size-asian="10.5pt" style:font-size-complex="10.5pt"/>
    </style:style>
    <style:style style:name="T34" style:family="text">
      <style:text-properties fo:color="#ff0000" fo:font-size="10.5pt" fo:language="en" fo:country="US" officeooo:rsid="001d15e4" style:font-size-asian="10.5pt" style:font-size-complex="10.5pt"/>
    </style:style>
    <style:style style:name="T35" style:family="text">
      <style:text-properties fo:color="#ff0000" fo:font-size="10.5pt" fo:language="en" fo:country="US" officeooo:rsid="001ee5d7" style:font-size-asian="10.5pt" style:font-size-complex="10.5pt"/>
    </style:style>
    <style:style style:name="T36" style:family="text">
      <style:text-properties fo:color="#ff0000" fo:font-size="10.5pt" fo:language="en" fo:country="US" officeooo:rsid="001f453d" style:font-size-asian="10.5pt" style:font-size-complex="10.5pt"/>
    </style:style>
    <style:style style:name="T37" style:family="text">
      <style:text-properties fo:color="#ff0000" fo:font-size="10.5pt" fo:language="en" fo:country="US" officeooo:rsid="0023a905" style:font-size-asian="10.5pt" style:font-size-complex="10.5pt"/>
    </style:style>
    <style:style style:name="T38" style:family="text">
      <style:text-properties fo:color="#ff0000" fo:font-size="10.5pt" fo:language="en" fo:country="US" officeooo:rsid="00251a13" style:font-size-asian="10.5pt" style:font-size-complex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Git basics</text:h>
      <text:h text:style-name="P33" text:outline-level="3">Intro</text:h>
      <text:p text:style-name="P1"><text:span text:style-name="T1">Git differs from the other source control systems in the way that a “copy” of the repository hierarchy of the project is maintained on every client and </text:span><text:span text:style-name="T2">commits</text:span><text:span text:style-name="T1"> &amp; </text:span><text:span text:style-name="T2">updates</text:span><text:span text:style-name="T1"> to or from the repository are performed to that local “copy” and thus the need to constantly be online when working is eliminated. </text:span><text:span text:style-name="T2">Push to</text:span><text:span text:style-name="T1"> or </text:span><text:span text:style-name="T2">Pull from</text:span><text:span text:style-name="T1"> that local repository can be done though when the client is connected.</text:span></text:p>
      <text:h text:style-name="P34" text:outline-level="3">File states</text:h>
      <text:list xml:id="list32709610" text:style-name="L1">
        <text:list-item>
          <text:p text:style-name="P3">In git directory (repository): The local repository mentioned before</text:p>
        </text:list-item>
        <text:list-item>
          <text:p text:style-name="P2"><text:span text:style-name="T3">In working folder: every folder where a checkout has fetched data and the user can modify them. </text:span><text:span text:style-name="T6">Even inside a GIT repository files can be:</text:span></text:p>
          <text:list>
            <text:list-item>
              <text:p text:style-name="P5">untracked: not source controlled</text:p>
            </text:list-item>
            <text:list-item>
              <text:p text:style-name="P5">unmodified: source controlled but not changed</text:p>
            </text:list-item>
            <text:list-item>
              <text:p text:style-name="P5">modified: source controlled and changed (to be staged)</text:p>
            </text:list-item>
          </text:list>
        </text:list-item>
        <text:list-item>
          <text:p text:style-name="P2"><text:span text:style-name="T3">In staging area: </text:span><text:span text:style-name="T8">files that have been modifiled but not yet committed are considered as “staged”</text:span></text:p>
        </text:list-item>
      </text:list>
      <text:h text:style-name="P34" text:outline-level="3">Git installation</text:h>
      <text:list xml:id="list32728151" text:style-name="L2">
        <text:list-item>
          <text:p text:style-name="P4">Windows: </text:p>
          <text:list>
            <text:list-item>
              <text:p text:style-name="P14"><text:span text:style-name="T4">Download &amp; install t</text:span><text:span text:style-name="T3">he </text:span><text:span text:style-name="T4">GIT</text:span><text:span text:style-name="T3"> core &amp; shell: </text:span><text:a xlink:type="simple" xlink:href="http://git-scm.com/downloads">http://git-scm.com/downloads</text:a></text:p>
            </text:list-item>
            <text:list-item>
              <text:p text:style-name="P15"><text:span text:style-name="T4">Download </text:span><text:span text:style-name="T19">gitExtension: http://code.google.com/p/gitextensions/</text:span></text:p>
            </text:list-item>
            <text:list-item>
              <text:p text:style-name="P6">Configure the GIT installation</text:p>
              <text:list>
                <text:list-item>
                  <text:p text:style-name="P17">$ git config --global user.name "John Doe"</text:p>
                </text:list-item>
                <text:list-item>
                  <text:p text:style-name="P16"><text:span text:style-name="T24">$ git config --global user.email </text:span><text:a xlink:type="simple" xlink:href="mailto:johndoe@example.com">johndoe@example.com</text:a></text:p>
                </text:list-item>
              </text:list>
            </text:list-item>
            <text:list-item>
              <text:p text:style-name="P7">Create an account in github with name = &lt;the_above_user.name&gt;</text:p>
            </text:list-item>
          </text:list>
        </text:list-item>
      </text:list>
      <text:h text:style-name="P35" text:outline-level="3">Creating repository</text:h>
      <text:list xml:id="list32721255" text:style-name="L3">
        <text:list-item>
          <text:p text:style-name="P18"><text:span text:style-name="T5">From scratch with </text:span><text:span text:style-name="T25">$git init</text:span><text:span text:style-name="T5"> and </text:span><text:span text:style-name="T25">$git add files</text:span><text:span text:style-name="T5">.</text:span></text:p>
        </text:list-item>
        <text:list-item>
          <text:p text:style-name="P18"><text:span text:style-name="T5">After clone from an existing remote repository $git clone </text:span><text:span text:style-name="T25">git://&lt;repo_hostname_and_domain.git&gt; local_repo_name</text:span><text:span text:style-name="T5">.</text:span></text:p>
        </text:list-item>
      </text:list>
      <text:h text:style-name="P36" text:outline-level="3">Basic commands</text:h>
      <text:list xml:id="list32727919" text:style-name="L4">
        <text:list-item>
          <text:p text:style-name="P19"><text:span text:style-name="T26">$ git status</text:span><text:span text:style-name="T7">: Displays the state of all files in the working folder for untracked, modified, unmodified and staged files</text:span></text:p>
        </text:list-item>
        <text:list-item>
          <text:p text:style-name="P19"><text:span text:style-name="T26">$git init</text:span><text:span text:style-name="T7">: Locally creates a repository (by creating a .git folder with metadata)</text:span></text:p>
        </text:list-item>
        <text:list-item>
          <text:p text:style-name="P19"><text:span text:style-name="T26">$git add &lt;file_or_directory&gt;</text:span><text:span text:style-name="T7">: adds a local file or directory (recursively</text:span><text:span text:style-name="T8">)</text:span><text:span text:style-name="T7"> to the tracked ones. </text:span><text:span text:style-name="T8">It also makes an already tracked but modified file from modified state to staged.</text:span></text:p>
        </text:list-item>
        <text:list-item>
          <text:p text:style-name="P20"><text:soft-page-break/><text:span text:style-name="T27">$git diff</text:span><text:span text:style-name="T8">: displays the differences between a version of the file that is in modified state &amp; its version in staging state.</text:span></text:p>
        </text:list-item>
        <text:list-item>
          <text:p text:style-name="P20"><text:span text:style-name="T27">$git diff –cached</text:span><text:span text:style-name="T8">: <text:s/>displays the differences between a version of the file that is in staging state and its state from the last commit.</text:span></text:p>
        </text:list-item>
        <text:list-item>
          <text:p text:style-name="P21"><text:span text:style-name="T28">$git commit </text:span><text:span text:style-name="T29">-m &lt;message&gt;</text:span><text:span text:style-name="T9">: </text:span><text:span text:style-name="T10">commits the files that are in staged state (and only them, not the modified ones)</text:span></text:p>
        </text:list-item>
        <text:list-item>
          <text:p text:style-name="P22"><text:span text:style-name="T29">$git commit -a -m</text:span><text:span text:style-name="T10">: commits the staged files as well as the modified ones</text:span></text:p>
        </text:list-item>
        <text:list-item>
          <text:p text:style-name="P23"><text:span text:style-name="T30">$git rm &lt;file&gt;</text:span><text:span text:style-name="T11">: removes the file from the staging area (it becomes untracked) and then commits which removes the file from the working folder also</text:span></text:p>
        </text:list-item>
        <text:list-item>
          <text:p text:style-name="P24"><text:span text:style-name="T31">$git mv &lt;file&gt;</text:span><text:span text:style-name="T12">: renames a file</text:span></text:p>
        </text:list-item>
        <text:list-item>
          <text:p text:style-name="P25"><text:span text:style-name="T32">$git log</text:span><text:span text:style-name="T13">: displays the </text:span><text:span text:style-name="T14">repository history</text:span></text:p>
          <text:list>
            <text:list-item>
              <text:p text:style-name="P8">--stat: gives general statistics</text:p>
            </text:list-item>
            <text:list-item>
              <text:p text:style-name="P9">-p &lt;number&gt;: limits the displayed entries</text:p>
            </text:list-item>
            <text:list-item>
              <text:p text:style-name="P10">--since &lt;date&gt;, --after &lt;date&gt; , --until &lt;date&gt;, --before &lt;date&gt;</text:p>
            </text:list-item>
          </text:list>
        </text:list-item>
        <text:list-item>
          <text:p text:style-name="P26"><text:span text:style-name="T33">$git reset &lt;file&gt;</text:span><text:span text:style-name="T15">: un-stages a file that has been accidentally staged</text:span></text:p>
        </text:list-item>
        <text:list-item>
          <text:p text:style-name="P27"><text:span text:style-name="T34">$git checkout &lt;file&gt;</text:span><text:span text:style-name="T16">: reverts the changes made to a file by replacing it with an older committed version</text:span></text:p>
        </text:list-item>
        <text:list-item>
          <text:p text:style-name="P28"><text:span text:style-name="T35">$git clone</text:span><text:span text:style-name="T17">: </text:span><text:span text:style-name="T20">gets the differences from the remote repository &amp; merges them to the local repository</text:span></text:p>
        </text:list-item>
        <text:list-item>
          <text:p text:style-name="P28"><text:span text:style-name="T35">$git remote</text:span><text:span text:style-name="T17">: </text:span><text:span text:style-name="T18">manages the remote repository</text:span></text:p>
          <text:list>
            <text:list-item>
              <text:p text:style-name="P11">add &lt;folder&gt; &lt;url&gt;: adds a new git repository (remote)</text:p>
            </text:list-item>
          </text:list>
        </text:list-item>
        <text:list-item>
          <text:p text:style-name="P29"><text:span text:style-name="T36">$git fetch</text:span><text:span text:style-name="T18">: </text:span><text:span text:style-name="T20">like clone but doesn't merge the differences (they have to be merged manually later)</text:span></text:p>
        </text:list-item>
        <text:list-item>
          <text:p text:style-name="P30"><text:span text:style-name="T37">$git push</text:span><text:span text:style-name="T21">: </text:span><text:span text:style-name="T22">send the committed changes from the local repository to the remote one (the one from which the initial pull took place). </text:span></text:p>
        </text:list-item>
        <text:list-item>
          <text:p text:style-name="P31"><text:span text:style-name="T38">$git remote show</text:span><text:span text:style-name="T22">: displays information about the remote repositories </text:span><text:span text:style-name="T23">(any branch)</text:span></text:p>
        </text:list-item>
      </text:list>
      <text:p text:style-name="P12"/>
      <text:p text:style-name="P13">Creating ssh key for git client-server communit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5T15:46:19.40</meta:creation-date>
    <dc:date>2013-01-18T12:57:56.78</dc:date>
    <meta:editing-duration>PT6H42M33S</meta:editing-duration>
    <meta:editing-cycles>28</meta:editing-cycles>
    <meta:generator>LibreOffice/3.6$Windows_x86 LibreOffice_project/da8c1e6-fd468f4-454e206-f42a4a9-143cfd</meta:generator>
    <meta:document-statistic meta:table-count="0" meta:image-count="0" meta:object-count="0" meta:page-count="2" meta:paragraph-count="44" meta:word-count="564" meta:character-count="3323" meta:non-whitespace-character-count="2843"/>
  </office:meta>
</office:document-meta>
</file>